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5.408cm" fo:min-width="5.158cm"/>
    </style:style>
    <style:style style:name="gr2" style:family="graphic" style:parent-style-name="standard">
      <style:graphic-properties draw:fill="none" draw:textarea-horizontal-align="justify" draw:textarea-vertical-align="middle" draw:auto-grow-height="false" fo:min-height="0.034cm" fo:min-width="0cm"/>
    </style:style>
    <style:style style:name="gr3" style:family="graphic" style:parent-style-name="standard">
      <style:graphic-properties draw:stroke="none" draw:fill="none" draw:textarea-horizontal-align="justify" draw:textarea-vertical-align="middle" draw:auto-grow-height="false" fo:min-height="7.95cm" fo:min-width="7.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  <style:text-properties style:font-name="DejaVu Math TeX Gyre" fo:font-size="8pt" style:font-size-asian="8pt" style:font-size-complex="8pt"/>
    </style:style>
    <style:style style:name="T1" style:family="text">
      <style:text-properties style:font-name="DejaVu Math TeX Gyre"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cm" svg:height="8cm" svg:x="10cm" svg:y="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3.8cm" svg:y="3.3cm">
          <text:p text:style-name="P2"><text:span text:style-name="T1">u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3.8cm" svg:y="10.3cm">
          <text:p text:style-name="P2"><text:span text:style-name="T1">x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6.83cm" svg:y="5.05cm">
          <text:p text:style-name="P2"><text:span text:style-name="T1">z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6.83cm" svg:y="8.55cm">
          <text:p text:style-name="P2"><text:span text:style-name="T1">v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0.77cm" svg:y="8.55cm">
          <text:p text:style-name="P2"><text:span text:style-name="T1">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layer="layout" svg:width="0.4cm" svg:height="0.4cm" svg:x="10.77cm" svg:y="5.05cm">
          <text:p text:style-name="P2"><text:span text:style-name="T1">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8.2cm" svg:height="8.2cm" svg:x="9.9cm" svg:y="2.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Math TeX Gyre" svg:font-family="'DejaVu Math TeX Gyre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gradient draw:name="Plein_20_bleu" draw:display-name="Plein bleu" draw:style="linear" draw:start-color="#729fcf" draw:end-color="#355269" draw:start-intensity="100%" draw:end-intensity="100%" draw:angle="300" draw:border="0%"/>
    <draw:gradient draw:name="Plein_20_jaune" draw:display-name="Plein jaune" draw:style="linear" draw:start-color="#ffde59" draw:end-color="#b47804" draw:start-intensity="100%" draw:end-intensity="100%" draw:angle="300" draw:border="0%"/>
    <draw:gradient draw:name="Plein_20_rouge" draw:display-name="Plein rouge" draw:style="linear" draw:start-color="#ff6d6d" draw:end-color="#c9211e" draw:start-intensity="100%" draw:end-intensity="100%" draw:angle="300" draw:border="0%"/>
    <draw:gradient draw:name="Plein_20_vert" draw:display-name="Plein vert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KaitiM GB" style:font-family-asian="'AR PL KaitiM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0-20T09:20:14.318553850</meta:creation-date>
    <dc:date>2020-10-20T20:25:50.711383112</dc:date>
    <meta:editing-duration>PT10M39S</meta:editing-duration>
    <meta:editing-cycles>4</meta:editing-cycles>
    <meta:generator>LibreOffice/6.1.5.2$Linux_X86_64 LibreOffice_project/10$Build-2</meta:generator>
    <meta:document-statistic meta:object-count="8"/>
  </office:meta>
</office:document-meta>
</file>